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d251" officeooo:paragraph-rsid="0019d251"/>
    </style:style>
    <style:style style:name="P2" style:family="paragraph" style:parent-style-name="Standard">
      <style:text-properties officeooo:rsid="001cb3e6" officeooo:paragraph-rsid="001cb3e6"/>
    </style:style>
    <style:style style:name="P3" style:family="paragraph" style:parent-style-name="Standard">
      <style:text-properties officeooo:rsid="001cdc1d" officeooo:paragraph-rsid="001cdc1d"/>
    </style:style>
    <style:style style:name="P4" style:family="paragraph" style:parent-style-name="Standard">
      <style:text-properties officeooo:rsid="001cdc1d" officeooo:paragraph-rsid="001ce2fa"/>
    </style:style>
    <style:style style:name="P5" style:family="paragraph" style:parent-style-name="Standard">
      <style:text-properties officeooo:rsid="001cdc1d" officeooo:paragraph-rsid="001f92a7"/>
    </style:style>
    <style:style style:name="T1" style:family="text">
      <style:text-properties officeooo:rsid="001cb3e6"/>
    </style:style>
    <style:style style:name="T2" style:family="text">
      <style:text-properties officeooo:rsid="001e05ac"/>
    </style:style>
    <style:style style:name="T3" style:family="text">
      <style:text-properties officeooo:rsid="001f92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sta da questão <text:span text:style-name="T1">3</text:span>:</text:p>
      <text:p text:style-name="P2"/>
      <text:p text:style-name="P2">OpenMP:</text:p>
      <text:p text:style-name="P3">Vantagens: algo simples de ser paralelisado mudando o tamanho da chunk de trabalho <text:span text:style-name="T2">do for que percorre as sub-matrizes</text:span></text:p>
      <text:p text:style-name="P3">Desvantagens: <text:span text:style-name="T3">como se tratam de simples operações de soma e divisão, o poder de precisão do processador pode ficar subutilizado</text:span></text:p>
      <text:p text:style-name="P3">Modelo: memória compartilhada</text:p>
      <text:p text:style-name="P2"/>
      <text:p text:style-name="P2">MPI:</text:p>
      <text:p text:style-name="P4">Vantagens: <text:span text:style-name="T3">para grandes matrizes as reduções intermediárias podem ser realizadas em computadores diferentes, possibilitando um grande aumento de desempenho</text:span></text:p>
      <text:p text:style-name="P4">Desvantagens: <text:span text:style-name="T3">se as matrizes forem pequenas a comunição pode ser um gargalo maior do que o ganho por paralelisar os cálculos</text:span></text:p>
      <text:p text:style-name="P4">Modelo: memória <text:span text:style-name="T3">distribuida</text:span></text:p>
      <text:p text:style-name="P2"/>
      <text:p text:style-name="P2">OpenCL:</text:p>
      <text:p text:style-name="P5">Vantagens: <text:span text:style-name="T3">o modelo de GPU encaixa bem com tarefas de matrizes, afinal cada processador da GPU pode cuidar de uma porção dos dados a serem computados</text:span></text:p>
      <text:p text:style-name="P5">Desvantagens: <text:span text:style-name="T3">difícil de programar</text:span></text:p>
      <text:p text:style-name="P5">Modelo: <text:span text:style-name="T3">modelo heterogene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2:02:52.844000000</meta:creation-date>
    <dc:date>2018-11-12T10:27:16.816200597</dc:date>
    <meta:editing-duration>PT8M25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3" meta:word-count="125" meta:character-count="829" meta:non-whitespace-character-count="717"/>
  </office:meta>
</office:document-meta>
</file>